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9" office:value-type="string" calcext:value-type="string">
            <text:p>ASTEPI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76275" calcext:value-type="float">
            <text:p>76275</text:p>
          </table:table-cell>
          <table:table-cell table:style-name="ce1" office:value-type="float" office:value="38169" calcext:value-type="float">
            <text:p>38169</text:p>
          </table:table-cell>
          <table:table-cell table:style-name="ce1" office:value-type="float" office:value="25499" calcext:value-type="float">
            <text:p>25499</text:p>
          </table:table-cell>
          <table:table-cell table:style-name="ce1" office:value-type="float" office:value="19184" calcext:value-type="float">
            <text:p>1918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426.2622478423" calcext:value-type="float">
            <text:p>4.262622478423E+02</text:p>
          </table:table-cell>
          <table:table-cell table:style-name="ce4" office:value-type="float" office:value="426.2622396899" calcext:value-type="float">
            <text:p>4.262622396899E+02</text:p>
          </table:table-cell>
          <table:table-cell table:style-name="ce4" office:value-type="float" office:value="426.2622295515" calcext:value-type="float">
            <text:p>4.262622295515E+02</text:p>
          </table:table-cell>
          <table:table-cell table:style-name="ce4" office:value-type="float" office:value="426.262233355" calcext:value-type="float">
            <text:p>4.262622333550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5588565537959" calcext:value-type="float">
            <text:p>5.588565537959E-03</text:p>
          </table:table-cell>
          <table:table-cell table:style-name="ce4" office:value-type="float" office:value="0.01116805281099" calcext:value-type="float">
            <text:p>1.116805281099E-02</text:p>
          </table:table-cell>
          <table:table-cell table:style-name="ce4" office:value-type="float" office:value="0.01671747703944" calcext:value-type="float">
            <text:p>1.671747703944E-02</text:p>
          </table:table-cell>
          <table:table-cell table:style-name="ce4" office:value-type="float" office:value="0.02222083268285" calcext:value-type="float">
            <text:p>2.222083268285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08403732211685" calcext:value-type="float">
            <text:p>8.403732211685E-04</text:p>
          </table:table-cell>
          <table:table-cell table:style-name="ce4" office:value-type="float" office:value="0.001641842648547" calcext:value-type="float">
            <text:p>1.641842648547E-03</text:p>
          </table:table-cell>
          <table:table-cell table:style-name="ce4" office:value-type="float" office:value="0.002390002467065" calcext:value-type="float">
            <text:p>2.390002467065E-03</text:p>
          </table:table-cell>
          <table:table-cell table:style-name="ce4" office:value-type="float" office:value="0.003111370462905" calcext:value-type="float">
            <text:p>3.111370462905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0110178202424" calcext:value-type="float">
            <text:p>1.101782024240E-08</text:p>
          </table:table-cell>
          <table:table-cell table:style-name="ce4" office:value-type="float" office:value="0.00000004301620856599" calcext:value-type="float">
            <text:p>4.301620856599E-08</text:p>
          </table:table-cell>
          <table:table-cell table:style-name="ce4" office:value-type="float" office:value="0.00000009373293854673" calcext:value-type="float">
            <text:p>9.373293854673E-08</text:p>
          </table:table-cell>
          <table:table-cell table:style-name="ce4" office:value-type="float" office:value="0.0000001621941543505" calcext:value-type="float">
            <text:p>1.621941543505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01971493430212" calcext:value-type="float">
            <text:p>1.971493430212E-06</text:p>
          </table:table-cell>
          <table:table-cell table:style-name="ce4" office:value-type="float" office:value="0.000003851719659103" calcext:value-type="float">
            <text:p>3.851719659103E-06</text:p>
          </table:table-cell>
          <table:table-cell table:style-name="ce4" office:value-type="float" office:value="0.000005606883043752" calcext:value-type="float">
            <text:p>5.606883043752E-06</text:p>
          </table:table-cell>
          <table:table-cell table:style-name="ce4" office:value-type="float" office:value="0.000007299193359018" calcext:value-type="float">
            <text:p>7.299193359018E-0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762.6471904033" calcext:value-type="float">
            <text:p>7.626471904033E+02</text:p>
          </table:table-cell>
          <table:table-cell table:style-name="ce4" office:value-type="float" office:value="762.6564190647" calcext:value-type="float">
            <text:p>7.626564190647E+02</text:p>
          </table:table-cell>
          <table:table-cell table:style-name="ce4" office:value-type="float" office:value="762.6597726569" calcext:value-type="float">
            <text:p>7.626597726569E+02</text:p>
          </table:table-cell>
          <table:table-cell table:style-name="ce4" office:value-type="float" office:value="762.6830185825" calcext:value-type="float">
            <text:p>7.626830185825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98783207952" calcext:value-type="float">
            <text:p>9.998783207952E-03</text:p>
          </table:table-cell>
          <table:table-cell table:style-name="ce4" office:value-type="float" office:value="0.01998156620899" calcext:value-type="float">
            <text:p>1.998156620899E-02</text:p>
          </table:table-cell>
          <table:table-cell table:style-name="ce4" office:value-type="float" office:value="0.02991057230594" calcext:value-type="float">
            <text:p>2.991057230594E-02</text:p>
          </table:table-cell>
          <table:table-cell table:style-name="ce4" office:value-type="float" office:value="0.03975827652518" calcext:value-type="float">
            <text:p>3.975827652518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13.00410711943" calcext:value-type="float">
            <text:p>1.300410711943E+01</text:p>
          </table:table-cell>
          <table:table-cell table:style-name="ce4" office:value-type="float" office:value="13.00415390419" calcext:value-type="float">
            <text:p>1.300415390419E+01</text:p>
          </table:table-cell>
          <table:table-cell table:style-name="ce4" office:value-type="float" office:value="13.00401093322" calcext:value-type="float">
            <text:p>1.300401093322E+01</text:p>
          </table:table-cell>
          <table:table-cell table:style-name="ce4" office:value-type="float" office:value="13.00396323193" calcext:value-type="float">
            <text:p>1.300396323193E+0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1704920040831" calcext:value-type="float">
            <text:p>1.704920040831E-04</text:p>
          </table:table-cell>
          <table:table-cell table:style-name="ce4" office:value-type="float" office:value="0.0003407082871566" calcext:value-type="float">
            <text:p>3.407082871566E-04</text:p>
          </table:table-cell>
          <table:table-cell table:style-name="ce4" office:value-type="float" office:value="0.0005100012131627" calcext:value-type="float">
            <text:p>5.100012131627E-04</text:p>
          </table:table-cell>
          <table:table-cell table:style-name="ce4" office:value-type="float" office:value="0.0006778899667376" calcext:value-type="float">
            <text:p>6.778899667376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2898515736808" calcext:value-type="float">
            <text:p>2.898515736808E-04</text:p>
          </table:table-cell>
          <table:table-cell table:style-name="ce4" office:value-type="float" office:value="0.0006811935608835" calcext:value-type="float">
            <text:p>6.811935608835E-04</text:p>
          </table:table-cell>
          <table:table-cell table:style-name="ce4" office:value-type="float" office:value="0.0009367445601128" calcext:value-type="float">
            <text:p>9.367445601128E-04</text:p>
          </table:table-cell>
          <table:table-cell table:style-name="ce4" office:value-type="float" office:value="0.001255001527807" calcext:value-type="float">
            <text:p>1.255001527807E-0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3800136005465" calcext:value-type="float">
            <text:p>3.800136005465E-09</text:p>
          </table:table-cell>
          <table:table-cell table:style-name="ce4" office:value-type="float" office:value="0.00000001784724273956" calcext:value-type="float">
            <text:p>1.784724273956E-08</text:p>
          </table:table-cell>
          <table:table-cell table:style-name="ce4" office:value-type="float" office:value="0.00000003673796219754" calcext:value-type="float">
            <text:p>3.673796219754E-08</text:p>
          </table:table-cell>
          <table:table-cell table:style-name="ce4" office:value-type="float" office:value="0.00000006542258915741" calcext:value-type="float">
            <text:p>6.542258915741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01971493430212" calcext:value-type="float">
            <text:p>1.971493430212E-06</text:p>
          </table:table-cell>
          <table:table-cell table:style-name="ce4" office:value-type="float" office:value="0.000003851719659103" calcext:value-type="float">
            <text:p>3.851719659103E-06</text:p>
          </table:table-cell>
          <table:table-cell table:style-name="ce4" office:value-type="float" office:value="0.000005606883043752" calcext:value-type="float">
            <text:p>5.606883043752E-06</text:p>
          </table:table-cell>
          <table:table-cell table:style-name="ce4" office:value-type="float" office:value="0.000007299193359018" calcext:value-type="float">
            <text:p>7.299193359018E-0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25.311364198" calcext:value-type="float">
            <text:p>25.311364198</text:p>
          </table:table-cell>
          <table:table-cell table:style-name="ce8" office:value-type="float" office:value="13.212951507" calcext:value-type="float">
            <text:p>13.212951507</text:p>
          </table:table-cell>
          <table:table-cell table:style-name="ce8" office:value-type="float" office:value="9.325904807" calcext:value-type="float">
            <text:p>9.325904807</text:p>
          </table:table-cell>
          <table:table-cell table:style-name="ce9" office:value-type="float" office:value="7.074236684" calcext:value-type="float">
            <text:p>7.074236684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ASTEP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TOT INTERPOLATED POINTS </text:p>
          </table:table-cell>
          <table:table-cell table:style-name="ce5" office:value-type="float" office:value="-76275" calcext:value-type="float">
            <text:p>-76275</text:p>
          </table:table-cell>
          <table:table-cell/>
          <table:table-cell table:style-name="ce19" table:formula="of:=(-1)*[.C25]" office:value-type="float" office:value="76275" calcext:value-type="float">
            <text:p>76275</text:p>
          </table:table-cell>
          <table:table-cell table:style-name="ce9" office:value-type="float" office:value="38169" calcext:value-type="float">
            <text:p>38169</text:p>
          </table:table-cell>
          <table:table-cell table:style-name="ce9" office:value-type="float" office:value="25499" calcext:value-type="float">
            <text:p>25499</text:p>
          </table:table-cell>
          <table:table-cell table:style-name="ce9" office:value-type="float" office:value="19184" calcext:value-type="float">
            <text:p>191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SUM CHORD-LENGTH (mm) <text:s text:c="2"/></text:p>
          </table:table-cell>
          <table:table-cell table:style-name="ce6" office:value-type="float" office:value="-426.2622478423" calcext:value-type="float">
            <text:p>-4.262622478423E+02</text:p>
          </table:table-cell>
          <table:table-cell/>
          <table:table-cell table:formula="of:=(-1)*[.C26]" office:value-type="float" office:value="426.2622478423" calcext:value-type="float">
            <text:p>4.262622478423E+02</text:p>
          </table:table-cell>
          <table:table-cell table:style-name="ce6" office:value-type="float" office:value="426.2622396899" calcext:value-type="float">
            <text:p>4.262622396899E+02</text:p>
          </table:table-cell>
          <table:table-cell table:style-name="ce6" office:value-type="float" office:value="426.2622295515" calcext:value-type="float">
            <text:p>4.262622295515E+02</text:p>
          </table:table-cell>
          <table:table-cell table:style-name="ce6" office:value-type="float" office:value="426.262233355" calcext:value-type="float">
            <text:p>4.262622333550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AVG CHORD-LENGTH (mm) <text:s text:c="2"/></text:p>
          </table:table-cell>
          <table:table-cell table:style-name="ce6" office:value-type="float" office:value="-0.005588565537959" calcext:value-type="float">
            <text:p>-5.588565537959E-03</text:p>
          </table:table-cell>
          <table:table-cell/>
          <table:table-cell table:formula="of:=(-1)*[.C27]" office:value-type="float" office:value="0.005588565537959" calcext:value-type="float">
            <text:p>5.588565537959E-03</text:p>
          </table:table-cell>
          <table:table-cell table:style-name="ce6" office:value-type="float" office:value="0.01116805281099" calcext:value-type="float">
            <text:p>1.116805281099E-02</text:p>
          </table:table-cell>
          <table:table-cell table:style-name="ce6" office:value-type="float" office:value="0.01671747703944" calcext:value-type="float">
            <text:p>1.671747703944E-02</text:p>
          </table:table-cell>
          <table:table-cell table:style-name="ce6" office:value-type="float" office:value="0.02222083268285" calcext:value-type="float">
            <text:p>2.222083268285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SUM CHORD-ERROR <text:s/>(mm) <text:s text:c="2"/></text:p>
          </table:table-cell>
          <table:table-cell table:style-name="ce6" office:value-type="float" office:value="-0.0008403732211685" calcext:value-type="float">
            <text:p>-8.403732211685E-04</text:p>
          </table:table-cell>
          <table:table-cell/>
          <table:table-cell table:formula="of:=(-1)*[.C28]" office:value-type="float" office:value="0.0008403732211685" calcext:value-type="float">
            <text:p>8.403732211685E-04</text:p>
          </table:table-cell>
          <table:table-cell table:style-name="ce6" office:value-type="float" office:value="0.001641842648547" calcext:value-type="float">
            <text:p>1.641842648547E-03</text:p>
          </table:table-cell>
          <table:table-cell table:style-name="ce6" office:value-type="float" office:value="0.002390002467065" calcext:value-type="float">
            <text:p>2.390002467065E-03</text:p>
          </table:table-cell>
          <table:table-cell table:style-name="ce6" office:value-type="float" office:value="0.003111370462905" calcext:value-type="float">
            <text:p>3.111370462905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AVG CHORD-ERROR <text:s/>(mm) <text:s text:c="2"/></text:p>
          </table:table-cell>
          <table:table-cell table:style-name="ce6" office:value-type="float" office:value="-0.0000000110178202424" calcext:value-type="float">
            <text:p>-1.101782024240E-08</text:p>
          </table:table-cell>
          <table:table-cell/>
          <table:table-cell table:formula="of:=(-1)*[.C29]" office:value-type="float" office:value="0.0000000110178202424" calcext:value-type="float">
            <text:p>1.101782024240E-08</text:p>
          </table:table-cell>
          <table:table-cell table:style-name="ce6" office:value-type="float" office:value="0.00000004301620856599" calcext:value-type="float">
            <text:p>4.301620856599E-08</text:p>
          </table:table-cell>
          <table:table-cell table:style-name="ce6" office:value-type="float" office:value="0.00000009373293854673" calcext:value-type="float">
            <text:p>9.373293854673E-08</text:p>
          </table:table-cell>
          <table:table-cell table:style-name="ce6" office:value-type="float" office:value="0.0000001621941543505" calcext:value-type="float">
            <text:p>1.621941543505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EFFICIENCY ERROR/CHORD <text:s/></text:p>
          </table:table-cell>
          <table:table-cell table:style-name="ce6" office:value-type="float" office:value="-0.000001971493430212" calcext:value-type="float">
            <text:p>-1.971493430212E-06</text:p>
          </table:table-cell>
          <table:table-cell/>
          <table:table-cell table:formula="of:=(-1)*[.C30]" office:value-type="float" office:value="0.000001971493430212" calcext:value-type="float">
            <text:p>1.971493430212E-06</text:p>
          </table:table-cell>
          <table:table-cell table:style-name="ce6" office:value-type="float" office:value="0.000003851719659103" calcext:value-type="float">
            <text:p>3.851719659103E-06</text:p>
          </table:table-cell>
          <table:table-cell table:style-name="ce6" office:value-type="float" office:value="0.000005606883043752" calcext:value-type="float">
            <text:p>5.606883043752E-06</text:p>
          </table:table-cell>
          <table:table-cell table:style-name="ce6" office:value-type="float" office:value="0.000007299193359018" calcext:value-type="float">
            <text:p>7.299193359018E-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SUM ARC-LENGTH <text:s text:c="2"/>(mm) <text:s text:c="2"/></text:p>
          </table:table-cell>
          <table:table-cell table:style-name="ce6" office:value-type="float" office:value="-762.6471904033" calcext:value-type="float">
            <text:p>-7.626471904033E+02</text:p>
          </table:table-cell>
          <table:table-cell/>
          <table:table-cell table:formula="of:=(-1)*[.C31]" office:value-type="float" office:value="762.6471904033" calcext:value-type="float">
            <text:p>7.626471904033E+02</text:p>
          </table:table-cell>
          <table:table-cell table:style-name="ce6" office:value-type="float" office:value="762.6564190647" calcext:value-type="float">
            <text:p>7.626564190647E+02</text:p>
          </table:table-cell>
          <table:table-cell table:style-name="ce6" office:value-type="float" office:value="762.6597726569" calcext:value-type="float">
            <text:p>7.626597726569E+02</text:p>
          </table:table-cell>
          <table:table-cell table:style-name="ce6" office:value-type="float" office:value="762.6830185825" calcext:value-type="float">
            <text:p>7.626830185825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AVG ARC-LENGTH <text:s text:c="2"/>(mm) <text:s text:c="2"/></text:p>
          </table:table-cell>
          <table:table-cell table:style-name="ce6" office:value-type="float" office:value="-0.009998783207952" calcext:value-type="float">
            <text:p>-9.998783207952E-03</text:p>
          </table:table-cell>
          <table:table-cell/>
          <table:table-cell table:formula="of:=(-1)*[.C32]" office:value-type="float" office:value="0.009998783207952" calcext:value-type="float">
            <text:p>9.998783207952E-03</text:p>
          </table:table-cell>
          <table:table-cell table:style-name="ce6" office:value-type="float" office:value="0.01998156620899" calcext:value-type="float">
            <text:p>1.998156620899E-02</text:p>
          </table:table-cell>
          <table:table-cell table:style-name="ce6" office:value-type="float" office:value="0.02991057230594" calcext:value-type="float">
            <text:p>2.991057230594E-02</text:p>
          </table:table-cell>
          <table:table-cell table:style-name="ce6" office:value-type="float" office:value="0.03975827652518" calcext:value-type="float">
            <text:p>3.975827652518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SUM ARC-THETA <text:s text:c="3"/>(rad) <text:s/></text:p>
          </table:table-cell>
          <table:table-cell table:style-name="ce6" office:value-type="float" office:value="-13.00410711943" calcext:value-type="float">
            <text:p>-1.300410711943E+01</text:p>
          </table:table-cell>
          <table:table-cell/>
          <table:table-cell table:formula="of:=(-1)*[.C33]" office:value-type="float" office:value="13.00410711943" calcext:value-type="float">
            <text:p>1.300410711943E+01</text:p>
          </table:table-cell>
          <table:table-cell table:style-name="ce6" office:value-type="float" office:value="13.00415390419" calcext:value-type="float">
            <text:p>1.300415390419E+01</text:p>
          </table:table-cell>
          <table:table-cell table:style-name="ce6" office:value-type="float" office:value="13.00401093322" calcext:value-type="float">
            <text:p>1.300401093322E+01</text:p>
          </table:table-cell>
          <table:table-cell table:style-name="ce6" office:value-type="float" office:value="13.00396323193" calcext:value-type="float">
            <text:p>1.300396323193E+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AVG ARC-THETA <text:s text:c="3"/>(rad) <text:s/></text:p>
          </table:table-cell>
          <table:table-cell table:style-name="ce6" office:value-type="float" office:value="-0.0001704920040831" calcext:value-type="float">
            <text:p>-1.704920040831E-04</text:p>
          </table:table-cell>
          <table:table-cell/>
          <table:table-cell table:formula="of:=(-1)*[.C34]" office:value-type="float" office:value="0.0001704920040831" calcext:value-type="float">
            <text:p>1.704920040831E-04</text:p>
          </table:table-cell>
          <table:table-cell table:style-name="ce6" office:value-type="float" office:value="0.0003407082871566" calcext:value-type="float">
            <text:p>3.407082871566E-04</text:p>
          </table:table-cell>
          <table:table-cell table:style-name="ce6" office:value-type="float" office:value="0.0005100012131627" calcext:value-type="float">
            <text:p>5.100012131627E-04</text:p>
          </table:table-cell>
          <table:table-cell table:style-name="ce6" office:value-type="float" office:value="0.0006778899667376" calcext:value-type="float">
            <text:p>6.778899667376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SUM ARC-AREA <text:s text:c="4"/>(mm2) <text:s/></text:p>
          </table:table-cell>
          <table:table-cell table:style-name="ce6" office:value-type="float" office:value="-0.0002898515736808" calcext:value-type="float">
            <text:p>-2.898515736808E-04</text:p>
          </table:table-cell>
          <table:table-cell/>
          <table:table-cell table:formula="of:=(-1)*[.C35]" office:value-type="float" office:value="0.0002898515736808" calcext:value-type="float">
            <text:p>2.898515736808E-04</text:p>
          </table:table-cell>
          <table:table-cell table:style-name="ce6" office:value-type="float" office:value="0.0006811935608835" calcext:value-type="float">
            <text:p>6.811935608835E-04</text:p>
          </table:table-cell>
          <table:table-cell table:style-name="ce6" office:value-type="float" office:value="0.0009367445601128" calcext:value-type="float">
            <text:p>9.367445601128E-04</text:p>
          </table:table-cell>
          <table:table-cell table:style-name="ce6" office:value-type="float" office:value="0.001255001527807" calcext:value-type="float">
            <text:p>1.255001527807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AVG ARC-AREA <text:s text:c="4"/>(mm2) <text:s/></text:p>
          </table:table-cell>
          <table:table-cell table:style-name="ce6" office:value-type="float" office:value="-0.000000003800136005465" calcext:value-type="float">
            <text:p>-3.800136005465E-09</text:p>
          </table:table-cell>
          <table:table-cell/>
          <table:table-cell table:formula="of:=(-1)*[.C36]" office:value-type="float" office:value="0.000000003800136005465" calcext:value-type="float">
            <text:p>3.800136005465E-09</text:p>
          </table:table-cell>
          <table:table-cell table:style-name="ce6" office:value-type="float" office:value="0.00000001784724273956" calcext:value-type="float">
            <text:p>1.784724273956E-08</text:p>
          </table:table-cell>
          <table:table-cell table:style-name="ce6" office:value-type="float" office:value="0.00000003673796219754" calcext:value-type="float">
            <text:p>3.673796219754E-08</text:p>
          </table:table-cell>
          <table:table-cell table:style-name="ce6" office:value-type="float" office:value="0.00000006542258915741" calcext:value-type="float">
            <text:p>6.542258915741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ASTEPI EFFICIENCY AREA/ARC <text:s text:c="4"/></text:p>
          </table:table-cell>
          <table:table-cell table:style-name="ce6" office:value-type="float" office:value="-0.000001971493430212" calcext:value-type="float">
            <text:p>-1.971493430212E-06</text:p>
          </table:table-cell>
          <table:table-cell/>
          <table:table-cell table:formula="of:=(-1)*[.C37]" office:value-type="float" office:value="0.000001971493430212" calcext:value-type="float">
            <text:p>1.971493430212E-06</text:p>
          </table:table-cell>
          <table:table-cell table:style-name="ce6" office:value-type="float" office:value="0.000003851719659103" calcext:value-type="float">
            <text:p>3.851719659103E-06</text:p>
          </table:table-cell>
          <table:table-cell table:style-name="ce6" office:value-type="float" office:value="0.000005606883043752" calcext:value-type="float">
            <text:p>5.606883043752E-06</text:p>
          </table:table-cell>
          <table:table-cell table:style-name="ce6" office:value-type="float" office:value="0.000007299193359018" calcext:value-type="float">
            <text:p>7.299193359018E-0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6:00:55.95" calcext:value-type="date">
            <text:p>2023-09-30 16:00:55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5.311364198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ASTEPI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ASTEPI TOT INTERPOLATED POINTS </text:p>
          </table:table-cell>
          <table:table-cell table:style-name="Default" office:value-type="float" office:value="-38169" calcext:value-type="float">
            <text:p>-38169</text:p>
          </table:table-cell>
          <table:table-cell/>
          <table:table-cell table:style-name="Default" table:formula="of:=(-1)*[.C43]" office:value-type="float" office:value="38169" calcext:value-type="float">
            <text:p>381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ASTEPI SUM CHORD-LENGTH (mm) <text:s text:c="2"/></text:p>
          </table:table-cell>
          <table:table-cell office:value-type="float" office:value="-426.2622396899" calcext:value-type="float">
            <text:p>-4.26E+02</text:p>
          </table:table-cell>
          <table:table-cell/>
          <table:table-cell table:formula="of:=(-1)*[.C44]" office:value-type="float" office:value="426.2622396899" calcext:value-type="float">
            <text:p>4.262622396899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AVG CHORD-LENGTH (mm) <text:s text:c="2"/></text:p>
          </table:table-cell>
          <table:table-cell office:value-type="float" office:value="-0.01116805281099" calcext:value-type="float">
            <text:p>-1.12E-02</text:p>
          </table:table-cell>
          <table:table-cell/>
          <table:table-cell table:formula="of:=(-1)*[.C45]" office:value-type="float" office:value="0.01116805281099" calcext:value-type="float">
            <text:p>1.116805281099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SUM CHORD-ERROR <text:s/>(mm) <text:s text:c="2"/></text:p>
          </table:table-cell>
          <table:table-cell office:value-type="float" office:value="-0.001641842648547" calcext:value-type="float">
            <text:p>-1.64E-03</text:p>
          </table:table-cell>
          <table:table-cell/>
          <table:table-cell table:formula="of:=(-1)*[.C46]" office:value-type="float" office:value="0.001641842648547" calcext:value-type="float">
            <text:p>1.641842648547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AVG CHORD-ERROR <text:s/>(mm) <text:s text:c="2"/></text:p>
          </table:table-cell>
          <table:table-cell office:value-type="float" office:value="-0.00000004301620856599" calcext:value-type="float">
            <text:p>-4.30E-08</text:p>
          </table:table-cell>
          <table:table-cell/>
          <table:table-cell table:formula="of:=(-1)*[.C47]" office:value-type="float" office:value="0.00000004301620856599" calcext:value-type="float">
            <text:p>4.301620856599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EFFICIENCY ERROR/CHORD <text:s/></text:p>
          </table:table-cell>
          <table:table-cell office:value-type="float" office:value="-0.000003851719659103" calcext:value-type="float">
            <text:p>-3.85E-06</text:p>
          </table:table-cell>
          <table:table-cell/>
          <table:table-cell table:formula="of:=(-1)*[.C48]" office:value-type="float" office:value="0.000003851719659103" calcext:value-type="float">
            <text:p>3.851719659103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SUM ARC-LENGTH <text:s text:c="2"/>(mm) <text:s text:c="2"/></text:p>
          </table:table-cell>
          <table:table-cell office:value-type="float" office:value="-762.6564190647" calcext:value-type="float">
            <text:p>-7.63E+02</text:p>
          </table:table-cell>
          <table:table-cell/>
          <table:table-cell table:formula="of:=(-1)*[.C49]" office:value-type="float" office:value="762.6564190647" calcext:value-type="float">
            <text:p>7.626564190647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AVG ARC-LENGTH <text:s text:c="2"/>(mm) <text:s text:c="2"/></text:p>
          </table:table-cell>
          <table:table-cell office:value-type="float" office:value="-0.01998156620899" calcext:value-type="float">
            <text:p>-2.00E-02</text:p>
          </table:table-cell>
          <table:table-cell/>
          <table:table-cell table:formula="of:=(-1)*[.C50]" office:value-type="float" office:value="0.01998156620899" calcext:value-type="float">
            <text:p>1.998156620899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SUM ARC-THETA <text:s text:c="3"/>(rad) <text:s/></text:p>
          </table:table-cell>
          <table:table-cell office:value-type="float" office:value="-13.00415390419" calcext:value-type="float">
            <text:p>-1.30E+01</text:p>
          </table:table-cell>
          <table:table-cell/>
          <table:table-cell table:formula="of:=(-1)*[.C51]" office:value-type="float" office:value="13.00415390419" calcext:value-type="float">
            <text:p>1.300415390419E+01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AVG ARC-THETA <text:s text:c="3"/>(rad) <text:s/></text:p>
          </table:table-cell>
          <table:table-cell office:value-type="float" office:value="-0.0003407082871566" calcext:value-type="float">
            <text:p>-3.41E-04</text:p>
          </table:table-cell>
          <table:table-cell/>
          <table:table-cell table:formula="of:=(-1)*[.C52]" office:value-type="float" office:value="0.0003407082871566" calcext:value-type="float">
            <text:p>3.407082871566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SUM ARC-AREA <text:s text:c="4"/>(mm2) <text:s/></text:p>
          </table:table-cell>
          <table:table-cell office:value-type="float" office:value="-0.0006811935608835" calcext:value-type="float">
            <text:p>-6.81E-04</text:p>
          </table:table-cell>
          <table:table-cell/>
          <table:table-cell table:formula="of:=(-1)*[.C53]" office:value-type="float" office:value="0.0006811935608835" calcext:value-type="float">
            <text:p>6.811935608835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AVG ARC-AREA <text:s text:c="4"/>(mm2) <text:s/></text:p>
          </table:table-cell>
          <table:table-cell office:value-type="float" office:value="-0.00000001784724273956" calcext:value-type="float">
            <text:p>-1.78E-08</text:p>
          </table:table-cell>
          <table:table-cell/>
          <table:table-cell table:formula="of:=(-1)*[.C54]" office:value-type="float" office:value="0.00000001784724273956" calcext:value-type="float">
            <text:p>1.784724273956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ASTEPI EFFICIENCY AREA/ARC <text:s text:c="4"/></text:p>
          </table:table-cell>
          <table:table-cell office:value-type="float" office:value="-0.000003851719659103" calcext:value-type="float">
            <text:p>-3.85E-06</text:p>
          </table:table-cell>
          <table:table-cell/>
          <table:table-cell table:formula="of:=(-1)*[.C55]" office:value-type="float" office:value="0.000003851719659103" calcext:value-type="float">
            <text:p>3.851719659103E-06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6:45:48.84" calcext:value-type="date">
            <text:p>2023-09-30 16:45:48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3.212951507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TOT INTERPOLATED POINTS </text:p>
          </table:table-cell>
          <table:table-cell table:style-name="Default" office:value-type="float" office:value="-25499" calcext:value-type="float">
            <text:p>-25499</text:p>
          </table:table-cell>
          <table:table-cell/>
          <table:table-cell table:style-name="Default" table:formula="of:=(-1)*[.C61]" office:value-type="float" office:value="25499" calcext:value-type="float">
            <text:p>254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SUM CHORD-LENGTH (mm) <text:s text:c="2"/></text:p>
          </table:table-cell>
          <table:table-cell office:value-type="float" office:value="-426.2622295515" calcext:value-type="float">
            <text:p>-4.26E+02</text:p>
          </table:table-cell>
          <table:table-cell/>
          <table:table-cell table:formula="of:=(-1)*[.C62]" office:value-type="float" office:value="426.2622295515" calcext:value-type="float">
            <text:p>4.262622295515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AVG CHORD-LENGTH (mm) <text:s text:c="2"/></text:p>
          </table:table-cell>
          <table:table-cell office:value-type="float" office:value="-0.01671747703944" calcext:value-type="float">
            <text:p>-1.67E-02</text:p>
          </table:table-cell>
          <table:table-cell/>
          <table:table-cell table:formula="of:=(-1)*[.C63]" office:value-type="float" office:value="0.01671747703944" calcext:value-type="float">
            <text:p>1.67174770394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SUM CHORD-ERROR <text:s/>(mm) <text:s text:c="2"/></text:p>
          </table:table-cell>
          <table:table-cell office:value-type="float" office:value="-0.002390002467065" calcext:value-type="float">
            <text:p>-2.39E-03</text:p>
          </table:table-cell>
          <table:table-cell/>
          <table:table-cell table:formula="of:=(-1)*[.C64]" office:value-type="float" office:value="0.002390002467065" calcext:value-type="float">
            <text:p>2.390002467065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AVG CHORD-ERROR <text:s/>(mm) <text:s text:c="2"/></text:p>
          </table:table-cell>
          <table:table-cell office:value-type="float" office:value="-0.00000009373293854673" calcext:value-type="float">
            <text:p>-9.37E-08</text:p>
          </table:table-cell>
          <table:table-cell/>
          <table:table-cell table:formula="of:=(-1)*[.C65]" office:value-type="float" office:value="0.00000009373293854673" calcext:value-type="float">
            <text:p>9.373293854673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EFFICIENCY ERROR/CHORD <text:s/></text:p>
          </table:table-cell>
          <table:table-cell office:value-type="float" office:value="-0.000005606883043752" calcext:value-type="float">
            <text:p>-5.61E-06</text:p>
          </table:table-cell>
          <table:table-cell/>
          <table:table-cell table:formula="of:=(-1)*[.C66]" office:value-type="float" office:value="0.000005606883043752" calcext:value-type="float">
            <text:p>5.606883043752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SUM ARC-LENGTH <text:s text:c="2"/>(mm) <text:s text:c="2"/></text:p>
          </table:table-cell>
          <table:table-cell office:value-type="float" office:value="-762.6597726569" calcext:value-type="float">
            <text:p>-7.63E+02</text:p>
          </table:table-cell>
          <table:table-cell/>
          <table:table-cell table:formula="of:=(-1)*[.C67]" office:value-type="float" office:value="762.6597726569" calcext:value-type="float">
            <text:p>7.626597726569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AVG ARC-LENGTH <text:s text:c="2"/>(mm) <text:s text:c="2"/></text:p>
          </table:table-cell>
          <table:table-cell office:value-type="float" office:value="-0.02991057230594" calcext:value-type="float">
            <text:p>-2.99E-02</text:p>
          </table:table-cell>
          <table:table-cell/>
          <table:table-cell table:formula="of:=(-1)*[.C68]" office:value-type="float" office:value="0.02991057230594" calcext:value-type="float">
            <text:p>2.991057230594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SUM ARC-THETA <text:s text:c="3"/>(rad) <text:s/></text:p>
          </table:table-cell>
          <table:table-cell office:value-type="float" office:value="-13.00401093322" calcext:value-type="float">
            <text:p>-1.30E+01</text:p>
          </table:table-cell>
          <table:table-cell/>
          <table:table-cell table:formula="of:=(-1)*[.C69]" office:value-type="float" office:value="13.00401093322" calcext:value-type="float">
            <text:p>1.300401093322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AVG ARC-THETA <text:s text:c="3"/>(rad) <text:s/></text:p>
          </table:table-cell>
          <table:table-cell office:value-type="float" office:value="-0.0005100012131627" calcext:value-type="float">
            <text:p>-5.10E-04</text:p>
          </table:table-cell>
          <table:table-cell/>
          <table:table-cell table:formula="of:=(-1)*[.C70]" office:value-type="float" office:value="0.0005100012131627" calcext:value-type="float">
            <text:p>5.100012131627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SUM ARC-AREA <text:s text:c="4"/>(mm2) <text:s/></text:p>
          </table:table-cell>
          <table:table-cell office:value-type="float" office:value="-0.0009367445601128" calcext:value-type="float">
            <text:p>-9.37E-04</text:p>
          </table:table-cell>
          <table:table-cell/>
          <table:table-cell table:formula="of:=(-1)*[.C71]" office:value-type="float" office:value="0.0009367445601128" calcext:value-type="float">
            <text:p>9.367445601128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AVG ARC-AREA <text:s text:c="4"/>(mm2) <text:s/></text:p>
          </table:table-cell>
          <table:table-cell office:value-type="float" office:value="-0.00000003673796219754" calcext:value-type="float">
            <text:p>-3.67E-08</text:p>
          </table:table-cell>
          <table:table-cell/>
          <table:table-cell table:formula="of:=(-1)*[.C72]" office:value-type="float" office:value="0.00000003673796219754" calcext:value-type="float">
            <text:p>3.673796219754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ASTEPI EFFICIENCY AREA/ARC <text:s text:c="4"/></text:p>
          </table:table-cell>
          <table:table-cell office:value-type="float" office:value="-0.000005606883043752" calcext:value-type="float">
            <text:p>-5.61E-06</text:p>
          </table:table-cell>
          <table:table-cell/>
          <table:table-cell table:formula="of:=(-1)*[.C73]" office:value-type="float" office:value="0.000005606883043752" calcext:value-type="float">
            <text:p>5.606883043752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6:56:24.82" calcext:value-type="date">
            <text:p>2023-09-30 16:56:24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9.325904807 seconds. 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TOT INTERPOLATED POINTS </text:p>
          </table:table-cell>
          <table:table-cell table:style-name="Default" office:value-type="float" office:value="-19184" calcext:value-type="float">
            <text:p>-19184</text:p>
          </table:table-cell>
          <table:table-cell/>
          <table:table-cell table:style-name="Default" table:formula="of:=(-1)*[.C80]" office:value-type="float" office:value="19184" calcext:value-type="float">
            <text:p>191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SUM CHORD-LENGTH (mm) <text:s text:c="2"/></text:p>
          </table:table-cell>
          <table:table-cell office:value-type="float" office:value="-426.262233355" calcext:value-type="float">
            <text:p>-4.26E+02</text:p>
          </table:table-cell>
          <table:table-cell/>
          <table:table-cell table:formula="of:=(-1)*[.C81]" office:value-type="float" office:value="426.262233355" calcext:value-type="float">
            <text:p>4.262622333550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AVG CHORD-LENGTH (mm) <text:s text:c="2"/></text:p>
          </table:table-cell>
          <table:table-cell office:value-type="float" office:value="-0.02222083268285" calcext:value-type="float">
            <text:p>-2.22E-02</text:p>
          </table:table-cell>
          <table:table-cell/>
          <table:table-cell table:formula="of:=(-1)*[.C82]" office:value-type="float" office:value="0.02222083268285" calcext:value-type="float">
            <text:p>2.222083268285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SUM CHORD-ERROR <text:s/>(mm) <text:s text:c="2"/></text:p>
          </table:table-cell>
          <table:table-cell office:value-type="float" office:value="-0.003111370462905" calcext:value-type="float">
            <text:p>-3.11E-03</text:p>
          </table:table-cell>
          <table:table-cell/>
          <table:table-cell table:formula="of:=(-1)*[.C83]" office:value-type="float" office:value="0.003111370462905" calcext:value-type="float">
            <text:p>3.111370462905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AVG CHORD-ERROR <text:s/>(mm) <text:s text:c="2"/></text:p>
          </table:table-cell>
          <table:table-cell office:value-type="float" office:value="-0.0000001621941543505" calcext:value-type="float">
            <text:p>-1.62E-07</text:p>
          </table:table-cell>
          <table:table-cell/>
          <table:table-cell table:formula="of:=(-1)*[.C84]" office:value-type="float" office:value="0.0000001621941543505" calcext:value-type="float">
            <text:p>1.621941543505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EFFICIENCY ERROR/CHORD <text:s/></text:p>
          </table:table-cell>
          <table:table-cell office:value-type="float" office:value="-0.000007299193359018" calcext:value-type="float">
            <text:p>-7.30E-06</text:p>
          </table:table-cell>
          <table:table-cell/>
          <table:table-cell table:formula="of:=(-1)*[.C85]" office:value-type="float" office:value="0.000007299193359018" calcext:value-type="float">
            <text:p>7.299193359018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SUM ARC-LENGTH <text:s text:c="2"/>(mm) <text:s text:c="2"/></text:p>
          </table:table-cell>
          <table:table-cell office:value-type="float" office:value="-762.6830185825" calcext:value-type="float">
            <text:p>-7.63E+02</text:p>
          </table:table-cell>
          <table:table-cell/>
          <table:table-cell table:formula="of:=(-1)*[.C86]" office:value-type="float" office:value="762.6830185825" calcext:value-type="float">
            <text:p>7.626830185825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AVG ARC-LENGTH <text:s text:c="2"/>(mm) <text:s text:c="2"/></text:p>
          </table:table-cell>
          <table:table-cell office:value-type="float" office:value="-0.03975827652518" calcext:value-type="float">
            <text:p>-3.98E-02</text:p>
          </table:table-cell>
          <table:table-cell/>
          <table:table-cell table:formula="of:=(-1)*[.C87]" office:value-type="float" office:value="0.03975827652518" calcext:value-type="float">
            <text:p>3.975827652518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SUM ARC-THETA <text:s text:c="3"/>(rad) <text:s/></text:p>
          </table:table-cell>
          <table:table-cell office:value-type="float" office:value="-13.00396323193" calcext:value-type="float">
            <text:p>-1.30E+01</text:p>
          </table:table-cell>
          <table:table-cell/>
          <table:table-cell table:formula="of:=(-1)*[.C88]" office:value-type="float" office:value="13.00396323193" calcext:value-type="float">
            <text:p>1.300396323193E+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AVG ARC-THETA <text:s text:c="3"/>(rad) <text:s/></text:p>
          </table:table-cell>
          <table:table-cell office:value-type="float" office:value="-0.0006778899667376" calcext:value-type="float">
            <text:p>-6.78E-04</text:p>
          </table:table-cell>
          <table:table-cell/>
          <table:table-cell table:formula="of:=(-1)*[.C89]" office:value-type="float" office:value="0.0006778899667376" calcext:value-type="float">
            <text:p>6.778899667376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SUM ARC-AREA <text:s text:c="4"/>(mm2) <text:s/></text:p>
          </table:table-cell>
          <table:table-cell office:value-type="float" office:value="-0.001255001527807" calcext:value-type="float">
            <text:p>-1.26E-03</text:p>
          </table:table-cell>
          <table:table-cell/>
          <table:table-cell table:formula="of:=(-1)*[.C90]" office:value-type="float" office:value="0.001255001527807" calcext:value-type="float">
            <text:p>1.255001527807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AVG ARC-AREA <text:s text:c="4"/>(mm2) <text:s/></text:p>
          </table:table-cell>
          <table:table-cell office:value-type="float" office:value="-0.00000006542258915741" calcext:value-type="float">
            <text:p>-6.54E-08</text:p>
          </table:table-cell>
          <table:table-cell/>
          <table:table-cell table:formula="of:=(-1)*[.C91]" office:value-type="float" office:value="0.00000006542258915741" calcext:value-type="float">
            <text:p>6.542258915741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ASTEPI EFFICIENCY AREA/ARC <text:s text:c="4"/></text:p>
          </table:table-cell>
          <table:table-cell office:value-type="float" office:value="-0.000007299193359018" calcext:value-type="float">
            <text:p>-7.30E-06</text:p>
          </table:table-cell>
          <table:table-cell/>
          <table:table-cell table:formula="of:=(-1)*[.C92]" office:value-type="float" office:value="0.000007299193359018" calcext:value-type="float">
            <text:p>7.299193359018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7:00:12.47" calcext:value-type="date">
            <text:p>2023-09-30 17:00:12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7.074236684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10:20.46775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3T09:18:01.515350447</dc:date>
    <meta:editing-duration>PT8H38M29S</meta:editing-duration>
    <meta:editing-cycles>43</meta:editing-cycles>
    <meta:generator>LibreOffice/6.4.7.2$Linux_X86_64 LibreOffice_project/40$Build-2</meta:generator>
    <meta:document-statistic meta:table-count="1" meta:cell-count="330" meta:object-count="0"/>
  </office:meta>
</office:document-meta>
</file>